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Body">
      <style:text-properties officeooo:rsid="0018f655" officeooo:paragraph-rsid="003fef77"/>
    </style:style>
    <style:style style:name="P2" style:family="paragraph" style:parent-style-name="Body">
      <style:text-properties officeooo:rsid="004423b9" officeooo:paragraph-rsid="004423b9"/>
    </style:style>
    <style:style style:name="P3" style:family="paragraph" style:parent-style-name="Body">
      <style:text-properties fo:font-style="normal" officeooo:rsid="001a3e04" officeooo:paragraph-rsid="00218023" style:font-style-asian="normal" style:font-style-complex="normal"/>
    </style:style>
    <style:style style:name="P4" style:family="paragraph" style:parent-style-name="Body">
      <style:text-properties officeooo:rsid="005379ab" officeooo:paragraph-rsid="00556c0e"/>
    </style:style>
    <style:style style:name="P5" style:family="paragraph" style:parent-style-name="Body">
      <style:text-properties officeooo:rsid="0058c04f" officeooo:paragraph-rsid="0058c04f"/>
    </style:style>
    <style:style style:name="P6" style:family="paragraph" style:parent-style-name="Body">
      <style:text-properties officeooo:rsid="005da2f6" officeooo:paragraph-rsid="005da2f6"/>
    </style:style>
    <style:style style:name="P7" style:family="paragraph" style:parent-style-name="Body">
      <style:text-properties officeooo:rsid="005be120" officeooo:paragraph-rsid="005be120"/>
    </style:style>
    <style:style style:name="P8" style:family="paragraph" style:parent-style-name="Standard">
      <style:paragraph-properties fo:margin-top="0.282cm" fo:margin-bottom="0cm" loext:contextual-spacing="false"/>
    </style:style>
    <style:style style:name="P9"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10" style:family="paragraph" style:parent-style-name="Abstract">
      <style:text-properties fo:font-size="16pt" fo:font-weight="bold" style:font-size-asian="16pt" style:font-weight-asian="bold"/>
    </style:style>
    <style:style style:name="P11" style:family="paragraph" style:parent-style-name="CellBody">
      <style:paragraph-properties style:snap-to-layout-grid="false"/>
      <style:text-properties fo:color="#000000" fo:font-style="italic" officeooo:rsid="0018f655" officeooo:paragraph-rsid="003e12ca" style:font-style-asian="italic"/>
    </style:style>
    <style:style style:name="P12" style:family="paragraph" style:parent-style-name="CellBody">
      <style:text-properties officeooo:rsid="0024ffc7" officeooo:paragraph-rsid="0024ffc7"/>
    </style:style>
    <style:style style:name="P13" style:family="paragraph" style:parent-style-name="CellBody">
      <style:paragraph-properties style:snap-to-layout-grid="false"/>
    </style:style>
    <style:style style:name="P14" style:family="paragraph" style:parent-style-name="Body">
      <style:text-properties officeooo:rsid="0018f655" officeooo:paragraph-rsid="004a835e"/>
    </style:style>
    <style:style style:name="P15" style:family="paragraph" style:parent-style-name="Body">
      <style:text-properties officeooo:rsid="0018f655" officeooo:paragraph-rsid="003fef77"/>
    </style:style>
    <style:style style:name="P16" style:family="paragraph" style:parent-style-name="Body">
      <style:text-properties fo:font-style="normal" officeooo:rsid="001a3e04" officeooo:paragraph-rsid="00218023" style:font-style-asian="normal" style:font-style-complex="normal"/>
    </style:style>
    <style:style style:name="P17" style:family="paragraph" style:parent-style-name="Body">
      <style:text-properties fo:font-style="normal" officeooo:rsid="004893bd" officeooo:paragraph-rsid="004893bd" style:font-style-asian="normal" style:font-style-complex="normal"/>
    </style:style>
    <style:style style:name="P18" style:family="paragraph" style:parent-style-name="Body">
      <style:text-properties fo:font-style="normal" officeooo:rsid="004a973d" officeooo:paragraph-rsid="004a973d" style:font-style-asian="normal" style:font-style-complex="normal"/>
    </style:style>
    <style:style style:name="P19" style:family="paragraph" style:parent-style-name="Body">
      <style:text-properties fo:font-style="normal" officeooo:rsid="004c2b47" officeooo:paragraph-rsid="004c2b47" style:font-style-asian="normal" style:font-style-complex="normal"/>
    </style:style>
    <style:style style:name="P20" style:family="paragraph" style:parent-style-name="Body">
      <style:text-properties fo:font-style="normal" officeooo:rsid="0050667c" officeooo:paragraph-rsid="005284b8" style:font-style-asian="normal" style:font-style-complex="normal"/>
    </style:style>
    <style:style style:name="P21" style:family="paragraph" style:parent-style-name="Body">
      <style:text-properties officeooo:rsid="004e4125" officeooo:paragraph-rsid="004e4125"/>
    </style:style>
    <style:style style:name="P22" style:family="paragraph" style:parent-style-name="Body">
      <style:text-properties officeooo:rsid="005284b8" officeooo:paragraph-rsid="005379ab"/>
    </style:style>
    <style:style style:name="P23" style:family="paragraph" style:parent-style-name="Body">
      <style:text-properties officeooo:rsid="005379ab" officeooo:paragraph-rsid="00540f90"/>
    </style:style>
    <style:style style:name="P24" style:family="paragraph" style:parent-style-name="Body">
      <style:text-properties officeooo:rsid="005da2f6" officeooo:paragraph-rsid="005da2f6"/>
    </style:style>
    <style:style style:name="P25" style:family="paragraph" style:parent-style-name="Body">
      <style:text-properties officeooo:rsid="005effc1" officeooo:paragraph-rsid="005effc1"/>
    </style:style>
    <style:style style:name="P26" style:family="paragraph" style:parent-style-name="Body">
      <style:text-properties officeooo:rsid="0058c04f" officeooo:paragraph-rsid="0058c04f"/>
    </style:style>
    <style:style style:name="P27" style:family="paragraph" style:parent-style-name="Body">
      <style:text-properties fo:language="en" fo:country="GB"/>
    </style:style>
    <style:style style:name="P28" style:family="paragraph" style:parent-style-name="Body">
      <style:text-properties officeooo:rsid="004423b9" officeooo:paragraph-rsid="004423b9"/>
    </style:style>
    <style:style style:name="P29" style:family="paragraph" style:parent-style-name="Body">
      <style:text-properties officeooo:rsid="004893bd" officeooo:paragraph-rsid="004893bd"/>
    </style:style>
    <style:style style:name="P30" style:family="paragraph" style:parent-style-name="Body">
      <style:text-properties officeooo:rsid="004e29fc" officeooo:paragraph-rsid="004e29fc"/>
    </style:style>
    <style:style style:name="P31" style:family="paragraph" style:parent-style-name="Body">
      <style:text-properties officeooo:rsid="004e29fc" officeooo:paragraph-rsid="0066a126"/>
    </style:style>
    <style:style style:name="P32" style:family="paragraph" style:parent-style-name="Body">
      <style:text-properties officeooo:rsid="004f5375" officeooo:paragraph-rsid="004f5375"/>
    </style:style>
    <style:style style:name="P33" style:family="paragraph" style:parent-style-name="Body">
      <style:text-properties officeooo:rsid="005effc1" officeooo:paragraph-rsid="005effc1" fo:background-color="transparent"/>
    </style:style>
    <style:style style:name="P34" style:family="paragraph" style:parent-style-name="Body">
      <style:text-properties officeooo:rsid="0068d2a0" officeooo:paragraph-rsid="006db18e"/>
    </style:style>
    <style:style style:name="P35" style:family="paragraph" style:parent-style-name="CellBody">
      <style:paragraph-properties fo:keep-with-next="always" style:snap-to-layout-grid="false"/>
      <style:text-properties officeooo:rsid="0024ffc7" officeooo:paragraph-rsid="0024ffc7"/>
    </style:style>
    <style:style style:name="P36" style:family="paragraph" style:parent-style-name="CellBody">
      <style:paragraph-properties fo:keep-with-next="always" style:snap-to-layout-grid="false"/>
    </style:style>
    <style:style style:name="P37" style:family="paragraph" style:parent-style-name="CellHeading">
      <style:paragraph-properties fo:text-align="center" style:justify-single-word="false" fo:keep-with-next="always" style:snap-to-layout-grid="false"/>
      <style:text-properties fo:language="fr" fo:country="FR"/>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2" style:family="paragraph" style:parent-style-name="Contents_20_1" style:master-page-name="">
      <loext:graphic-properties draw:fill="none"/>
      <style:paragraph-properties fo:margin-left="1.199cm" fo:margin-right="0cm" fo:margin-top="0.423cm" fo:margin-bottom="0cm" loext:contextual-spacing="false" fo:text-align="justify" style:justify-single-word="false" fo:orphans="2" fo:widows="2" fo:text-indent="0cm" style:auto-text-indent="false" style:page-number="auto" fo:background-color="transparent" style:writing-mode="lr-tb">
        <style:tab-stops>
          <style:tab-stop style:position="15.24cm" style:leader-style="dotted" style:leader-text="."/>
          <style:tab-stop style:position="16.51cm" style:type="right" style:leader-style="dotted" style:leader-text="."/>
        </style:tab-stops>
      </style:paragraph-properties>
    </style:style>
    <style:style style:name="P43" style:family="paragraph" style:parent-style-name="Standard" style:list-style-name="WW8Num3"/>
    <style:style style:name="P44" style:family="paragraph" style:parent-style-name="Heading_20_1">
      <style:paragraph-properties fo:break-before="page"/>
      <style:text-properties fo:language="fr" fo:country="FR"/>
    </style:style>
    <style:style style:name="P45" style:family="paragraph" style:parent-style-name="Heading_20_2">
      <style:text-properties fo:font-style="normal" style:font-style-asian="normal" style:font-style-complex="normal"/>
    </style:style>
    <style:style style:name="P46" style:family="paragraph" style:parent-style-name="Heading_20_2">
      <style:text-properties officeooo:rsid="005da2f6" officeooo:paragraph-rsid="005da2f6" fo:background-color="transparent"/>
    </style:style>
    <style:style style:name="P47" style:family="paragraph" style:parent-style-name="Heading_20_2">
      <style:text-properties officeooo:rsid="005effc1" officeooo:paragraph-rsid="00301682" fo:background-color="transparent"/>
    </style:style>
    <style:style style:name="P48" style:family="paragraph" style:parent-style-name="Heading_20_2">
      <style:text-properties fo:language="fr" fo:country="FR"/>
    </style:style>
    <style:style style:name="P49" style:family="paragraph" style:parent-style-name="Heading_20_2">
      <style:text-properties officeooo:rsid="00678689" officeooo:paragraph-rsid="00678689"/>
    </style:style>
    <style:style style:name="P50" style:family="paragraph" style:parent-style-name="Heading_20_3">
      <style:text-properties officeooo:rsid="004e29fc" officeooo:paragraph-rsid="004e29fc"/>
    </style:style>
    <style:style style:name="P51" style:family="paragraph" style:parent-style-name="Heading_20_3">
      <style:text-properties officeooo:rsid="004e29fc" officeooo:paragraph-rsid="0066a126"/>
    </style:style>
    <style:style style:name="P52" style:family="paragraph" style:parent-style-name="Heading_20_3">
      <style:text-properties officeooo:rsid="005a8355" officeooo:paragraph-rsid="005a8355"/>
    </style:style>
    <style:style style:name="P53" style:family="paragraph" style:parent-style-name="Heading_20_3">
      <style:text-properties officeooo:rsid="004f5375" officeooo:paragraph-rsid="004f5375"/>
    </style:style>
    <style:style style:name="P54" style:family="paragraph" style:parent-style-name="Heading_20_3">
      <style:text-properties officeooo:rsid="005effc1" officeooo:paragraph-rsid="005effc1"/>
    </style:style>
    <style:style style:name="P55" style:family="paragraph" style:parent-style-name="Body">
      <style:text-properties fo:font-style="normal" style:font-style-asian="normal" style:font-style-complex="normal"/>
    </style:style>
    <style:style style:name="P56" style:family="paragraph" style:parent-style-name="Body" style:list-style-name="L4">
      <style:text-properties fo:font-style="normal" officeooo:rsid="004a973d" officeooo:paragraph-rsid="004a973d" style:font-style-asian="normal" style:font-style-complex="normal"/>
    </style:style>
    <style:style style:name="P57" style:family="paragraph" style:parent-style-name="Body">
      <style:text-properties fo:font-style="normal" officeooo:rsid="001a3e04" officeooo:paragraph-rsid="00218023" style:font-style-asian="normal" style:font-style-complex="normal"/>
    </style:style>
    <style:style style:name="P58" style:family="paragraph" style:parent-style-name="Body" style:list-style-name="L1"/>
    <style:style style:name="P59" style:family="paragraph" style:parent-style-name="Body" style:list-style-name="L1">
      <style:text-properties officeooo:rsid="0024ffc7" officeooo:paragraph-rsid="0058c04f"/>
    </style:style>
    <style:style style:name="P60" style:family="paragraph" style:parent-style-name="Body">
      <style:text-properties officeooo:rsid="0024ffc7" officeooo:paragraph-rsid="005a8355"/>
    </style:style>
    <style:style style:name="P61" style:family="paragraph" style:parent-style-name="Body">
      <style:text-properties officeooo:rsid="0058c04f" officeooo:paragraph-rsid="0058c04f"/>
    </style:style>
    <style:style style:name="P62" style:family="paragraph" style:parent-style-name="Body" style:list-style-name="L1">
      <style:text-properties officeooo:rsid="0058c04f" officeooo:paragraph-rsid="0058c04f"/>
    </style:style>
    <style:style style:name="P63" style:family="paragraph" style:parent-style-name="Body" style:list-style-name="L2">
      <style:text-properties officeooo:rsid="005effc1" officeooo:paragraph-rsid="005effc1"/>
    </style:style>
    <style:style style:name="P64" style:family="paragraph" style:parent-style-name="Body" style:list-style-name="L3">
      <style:text-properties officeooo:paragraph-rsid="004893bd"/>
    </style:style>
    <style:style style:name="P65" style:family="paragraph" style:parent-style-name="Body" style:list-style-name="L3">
      <style:text-properties officeooo:rsid="004893bd" officeooo:paragraph-rsid="004893bd"/>
    </style:style>
    <style:style style:name="P66" style:family="paragraph" style:parent-style-name="Body" style:list-style-name="L5">
      <style:text-properties officeooo:rsid="005a8355" officeooo:paragraph-rsid="005a8355"/>
    </style:style>
    <style:style style:name="P67" style:family="paragraph" style:parent-style-name="Body" style:list-style-name="L1">
      <style:text-properties officeooo:rsid="005a8355" officeooo:paragraph-rsid="005a8355"/>
    </style:style>
    <style:style style:name="P68" style:family="paragraph" style:parent-style-name="Body" style:list-style-name="L6">
      <style:text-properties officeooo:rsid="005a8355" officeooo:paragraph-rsid="005dee14"/>
    </style:style>
    <style:style style:name="P69" style:family="paragraph" style:parent-style-name="Body" style:list-style-name="L5">
      <style:text-properties officeooo:rsid="005be120" officeooo:paragraph-rsid="005be120"/>
    </style:style>
    <style:style style:name="P70" style:family="paragraph" style:parent-style-name="Body" style:list-style-name="L1">
      <style:text-properties officeooo:rsid="005be120" officeooo:paragraph-rsid="005be120"/>
    </style:style>
    <style:style style:name="P71" style:family="paragraph" style:parent-style-name="Body" style:list-style-name="L6">
      <style:text-properties officeooo:rsid="005be120" officeooo:paragraph-rsid="005be120"/>
    </style:style>
    <style:style style:name="P72" style:family="paragraph" style:parent-style-name="Body">
      <style:text-properties officeooo:rsid="005be120" officeooo:paragraph-rsid="005be120"/>
    </style:style>
    <style:style style:name="P73" style:family="paragraph" style:parent-style-name="Body" style:list-style-name="L1">
      <style:text-properties officeooo:rsid="0066a126" officeooo:paragraph-rsid="0066a126"/>
    </style:style>
    <style:style style:name="P74" style:family="paragraph" style:parent-style-name="Body" style:list-style-name="L6">
      <style:text-properties officeooo:rsid="005dee14" officeooo:paragraph-rsid="005dee14"/>
    </style:style>
    <style:style style:name="P75" style:family="paragraph" style:parent-style-name="Body" style:list-style-name="L6">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76" style:family="paragraph" style:parent-style-name="Body" style:list-style-name="L6">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77" style:family="paragraph" style:parent-style-name="Body">
      <style:text-properties officeooo:rsid="0018f655" officeooo:paragraph-rsid="004a835e"/>
    </style:style>
    <style:style style:name="P78" style:family="paragraph" style:parent-style-name="Body">
      <style:text-properties officeooo:rsid="0018f655" officeooo:paragraph-rsid="003fef77"/>
    </style:style>
    <style:style style:name="P79" style:family="paragraph" style:parent-style-name="Body">
      <style:text-properties officeooo:rsid="00463c18" officeooo:paragraph-rsid="00463c18"/>
    </style:style>
    <style:style style:name="P80" style:family="paragraph" style:parent-style-name="Body">
      <style:text-properties officeooo:rsid="005379ab" officeooo:paragraph-rsid="00556c0e"/>
    </style:style>
    <style:style style:name="P81" style:family="paragraph" style:parent-style-name="Body">
      <style:text-properties officeooo:rsid="005da2f6" officeooo:paragraph-rsid="005da2f6"/>
    </style:style>
    <style:style style:name="P82" style:family="paragraph" style:parent-style-name="Body">
      <style:text-properties officeooo:paragraph-rsid="005a8355"/>
    </style:style>
    <style:style style:name="P83" style:family="paragraph" style:parent-style-name="Body">
      <style:text-properties officeooo:rsid="004423b9" officeooo:paragraph-rsid="004423b9"/>
    </style:style>
    <style:style style:name="P84" style:family="paragraph" style:parent-style-name="Document_20_Title" style:master-page-name="First_20_Page">
      <style:paragraph-properties style:page-number="auto"/>
      <style:text-properties fo:font-size="10pt" fo:font-style="italic" style:font-size-asian="10pt" style:font-style-asian="italic"/>
    </style:style>
    <style:style style:name="P85" style:family="paragraph" style:parent-style-name="CellBody">
      <style:paragraph-properties style:snap-to-layout-grid="false"/>
      <style:text-properties fo:color="#000000" fo:font-style="italic" style:font-style-asian="italic"/>
    </style:style>
    <style:style style:name="P86" style:family="paragraph" style:parent-style-name="CellBody">
      <style:paragraph-properties style:snap-to-layout-grid="false"/>
      <style:text-properties fo:color="#000000" fo:font-style="italic" officeooo:rsid="0075652c" officeooo:paragraph-rsid="0075652c" style:font-style-asian="italic"/>
    </style:style>
    <style:style style:name="P87" style:family="paragraph" style:parent-style-name="CellBody">
      <style:paragraph-properties style:snap-to-layout-grid="false"/>
      <style:text-properties officeooo:rsid="0075652c" officeooo:paragraph-rsid="0075652c"/>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284b8"/>
    </style:style>
    <style:style style:name="T2" style:family="text">
      <style:text-properties fo:font-style="normal" officeooo:rsid="00540f90" style:font-style-asian="normal" style:font-style-complex="normal"/>
    </style:style>
    <style:style style:name="T3" style:family="text">
      <style:text-properties fo:font-style="normal" officeooo:rsid="0057a0cb" style:font-style-asian="normal" style:font-style-complex="normal"/>
    </style:style>
    <style:style style:name="T4" style:family="text">
      <style:text-properties fo:font-style="normal" style:font-style-asian="normal" style:font-style-complex="normal"/>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style:text-line-through-style="solid" style:text-line-through-type="single"/>
    </style:style>
    <style:style style:name="T7" style:family="text">
      <style:text-properties officeooo:rsid="0018f655"/>
    </style:style>
    <style:style style:name="T8" style:family="text">
      <style:text-properties officeooo:rsid="001a3e04"/>
    </style:style>
    <style:style style:name="T9" style:family="text">
      <style:text-properties fo:font-style="italic" style:font-style-asian="italic" style:font-style-complex="italic"/>
    </style:style>
    <style:style style:name="T10" style:family="text">
      <style:text-properties fo:font-style="italic" officeooo:rsid="001a3e04"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a3e04" style:font-style-asian="normal" style:font-style-complex="normal"/>
    </style:style>
    <style:style style:name="T13" style:family="text">
      <style:text-properties fo:font-style="normal" officeooo:rsid="0021b48b" style:font-style-asian="normal" style:font-style-complex="normal"/>
    </style:style>
    <style:style style:name="T14" style:family="text">
      <style:text-properties fo:font-style="normal" officeooo:rsid="00232be5" style:font-style-asian="normal" style:font-style-complex="normal"/>
    </style:style>
    <style:style style:name="T15" style:family="text">
      <style:text-properties fo:font-style="normal" officeooo:rsid="00218023" style:font-style-asian="normal" style:font-style-complex="normal"/>
    </style:style>
    <style:style style:name="T16" style:family="text">
      <style:text-properties fo:font-style="normal" officeooo:rsid="0028ae53" style:font-style-asian="normal" style:font-style-complex="normal"/>
    </style:style>
    <style:style style:name="T17" style:family="text">
      <style:text-properties fo:font-style="normal" officeooo:rsid="001c3428" style:font-style-asian="normal" style:font-style-complex="normal"/>
    </style:style>
    <style:style style:name="T18" style:family="text">
      <style:text-properties fo:font-style="normal" officeooo:rsid="001d0dd6" style:font-style-asian="normal" style:font-style-complex="normal"/>
    </style:style>
    <style:style style:name="T19" style:family="text">
      <style:text-properties fo:font-style="normal" officeooo:rsid="002bcb9a" style:font-style-asian="normal" style:font-style-complex="normal"/>
    </style:style>
    <style:style style:name="T20" style:family="text">
      <style:text-properties fo:font-style="normal" officeooo:rsid="00540f90" style:font-style-asian="normal" style:font-style-complex="normal"/>
    </style:style>
    <style:style style:name="T21" style:family="text">
      <style:text-properties fo:font-style="normal" officeooo:rsid="004703d7" style:font-style-asian="normal" style:font-style-complex="normal"/>
    </style:style>
    <style:style style:name="T22" style:family="text">
      <style:text-properties fo:font-style="normal" officeooo:rsid="004893bd" style:font-style-asian="normal" style:font-style-complex="normal"/>
    </style:style>
    <style:style style:name="T23" style:family="text">
      <style:text-properties fo:font-style="normal" officeooo:rsid="005379ab" style:font-style-asian="normal" style:font-style-complex="normal"/>
    </style:style>
    <style:style style:name="T24" style:family="text">
      <style:text-properties fo:font-style="normal" officeooo:rsid="00542e55" style:font-style-asian="normal" style:font-style-complex="normal"/>
    </style:style>
    <style:style style:name="T25" style:family="text">
      <style:text-properties fo:font-style="normal" officeooo:rsid="0057a0cb" style:font-style-asian="normal" style:font-style-complex="normal"/>
    </style:style>
    <style:style style:name="T26" style:family="text">
      <style:text-properties fo:font-style="normal" officeooo:rsid="0058c04f" style:font-style-asian="normal" style:font-style-complex="normal"/>
    </style:style>
    <style:style style:name="T27" style:family="text">
      <style:text-properties fo:font-style="normal" officeooo:rsid="0062f12d" style:font-style-asian="normal" style:font-style-complex="normal"/>
    </style:style>
    <style:style style:name="T28" style:family="text">
      <style:text-properties fo:font-style="normal" officeooo:rsid="0071b406" style:font-style-asian="normal" style:font-style-complex="normal"/>
    </style:style>
    <style:style style:name="T29" style:family="text">
      <style:text-properties officeooo:rsid="0021b48b"/>
    </style:style>
    <style:style style:name="T30" style:family="text">
      <style:text-properties officeooo:rsid="001de92e"/>
    </style:style>
    <style:style style:name="T31"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2" style:family="text">
      <style:text-properties fo:color="#000000" style:font-name="Arial" fo:font-size="10pt" fo:language="en" fo:country="US" fo:font-style="normal" officeooo:rsid="001d0dd6" style:font-name-asian="Times New Roman" style:font-size-asian="10pt" style:font-style-asian="normal" style:font-name-complex="Times New Roman" style:font-size-complex="10pt" style:language-complex="ar" style:country-complex="SA" style:font-style-complex="normal"/>
    </style:style>
    <style:style style:name="T3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66a126"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73ff27" style:font-name-asian="Times New Roman" style:font-size-asian="10pt" style:font-name-complex="Times New Roman" style:font-size-complex="10pt" style:language-complex="ar" style:country-complex="SA"/>
    </style:style>
    <style:style style:name="T37" style:family="text">
      <style:text-properties fo:color="#000000" style:text-underline-style="solid" style:text-underline-width="auto" style:text-underline-color="font-color"/>
    </style:style>
    <style:style style:name="T38" style:family="text">
      <style:text-properties officeooo:rsid="001c3428"/>
    </style:style>
    <style:style style:name="T39" style:family="text">
      <style:text-properties officeooo:rsid="001ec5fc"/>
    </style:style>
    <style:style style:name="T40" style:family="text">
      <style:text-properties officeooo:rsid="0026cd4b"/>
    </style:style>
    <style:style style:name="T41" style:family="text">
      <style:text-properties officeooo:rsid="0028ae53"/>
    </style:style>
    <style:style style:name="T42" style:family="text">
      <style:text-properties officeooo:rsid="0058c04f"/>
    </style:style>
    <style:style style:name="T43" style:family="text">
      <style:text-properties officeooo:rsid="0045b0c6"/>
    </style:style>
    <style:style style:name="T44" style:family="text">
      <style:text-properties officeooo:rsid="003531c4"/>
    </style:style>
    <style:style style:name="T45" style:family="text">
      <style:text-properties fo:font-size="14pt" fo:font-weight="normal" style:font-size-asian="14pt" style:font-weight-asian="normal"/>
    </style:style>
    <style:style style:name="T46" style:family="text">
      <style:text-properties style:font-name="Courier New"/>
    </style:style>
    <style:style style:name="T47" style:family="text">
      <style:text-properties officeooo:rsid="003dfee6"/>
    </style:style>
    <style:style style:name="T48" style:family="text">
      <style:text-properties officeooo:rsid="003fef77"/>
    </style:style>
    <style:style style:name="T49" style:family="text">
      <style:text-properties officeooo:rsid="0041ba02"/>
    </style:style>
    <style:style style:name="T50" style:family="text">
      <style:text-properties officeooo:rsid="004a835e"/>
    </style:style>
    <style:style style:name="T51" style:family="text">
      <style:text-properties officeooo:rsid="004b76ce"/>
    </style:style>
    <style:style style:name="T52" style:family="text">
      <style:text-properties officeooo:rsid="004e4125"/>
    </style:style>
    <style:style style:name="T53" style:family="text">
      <style:text-properties officeooo:rsid="0050dc32"/>
    </style:style>
    <style:style style:name="T54" style:family="text">
      <style:text-properties officeooo:rsid="005284b8"/>
    </style:style>
    <style:style style:name="T55" style:family="text">
      <style:text-properties officeooo:rsid="005a8355"/>
    </style:style>
    <style:style style:name="T56" style:family="text">
      <style:text-properties officeooo:rsid="005aefed"/>
    </style:style>
    <style:style style:name="T57" style:family="text">
      <style:text-properties officeooo:rsid="005be120"/>
    </style:style>
    <style:style style:name="T58" style:family="text">
      <style:text-properties officeooo:rsid="005dee14"/>
    </style:style>
    <style:style style:name="T59" style:family="text">
      <style:text-properties officeooo:rsid="00601d0b"/>
    </style:style>
    <style:style style:name="T60" style:family="text">
      <style:text-properties officeooo:rsid="006108cb"/>
    </style:style>
    <style:style style:name="T61" style:family="text">
      <style:text-properties officeooo:rsid="0062f12d"/>
    </style:style>
    <style:style style:name="T62" style:family="text">
      <style:text-properties officeooo:rsid="0066a126"/>
    </style:style>
    <style:style style:name="T63" style:family="text">
      <style:text-properties officeooo:rsid="006bf440"/>
    </style:style>
    <style:style style:name="T64" style:family="text">
      <style:text-properties officeooo:rsid="006db18e"/>
    </style:style>
    <style:style style:name="T65" style:family="text">
      <style:text-properties officeooo:rsid="006e6f3e"/>
    </style:style>
    <style:style style:name="T66" style:family="text">
      <style:text-properties officeooo:rsid="0071b406"/>
    </style:style>
    <style:style style:name="T67" style:family="text">
      <style:text-properties officeooo:rsid="0073aead"/>
    </style:style>
    <style:style style:name="T68"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40062784" text:id="ct105553140062784">
          <text:insertion>
            <office:change-info>
              <dc:creator>David Bosschaert</dc:creator>
              <dc:date>2019-01-31T12:24:50</dc:date>
            </office:change-info>
          </text:insertion>
        </text:changed-region>
        <text:changed-region xml:id="ct105553139953376" text:id="ct105553139953376">
          <text:insertion>
            <office:change-info>
              <dc:creator>David Bosschaert</dc:creator>
              <dc:date>2019-01-31T12:24:52</dc:date>
            </office:change-info>
          </text:insertion>
        </text:changed-region>
        <text:changed-region xml:id="ct105553140110256" text:id="ct105553140110256">
          <text:insertion>
            <office:change-info>
              <dc:creator>David Bosschaert</dc:creator>
              <dc:date>2019-01-31T12:24:55</dc:date>
            </office:change-info>
          </text:insertion>
        </text:changed-region>
        <text:changed-region xml:id="ct105553139930752" text:id="ct105553139930752">
          <text:insertion>
            <office:change-info>
              <dc:creator>David Bosschaert</dc:creator>
              <dc:date>2019-01-31T12:25:00</dc:date>
            </office:change-info>
          </text:insertion>
        </text:changed-region>
        <text:changed-region xml:id="ct105553139578224" text:id="ct105553139578224">
          <text:insertion>
            <office:change-info>
              <dc:creator>David Bosschaert</dc:creator>
              <dc:date>2019-01-31T12:18:10</dc:date>
            </office:change-info>
          </text:insertion>
        </text:changed-region>
        <text:changed-region xml:id="ct105553139888800" text:id="ct105553139888800">
          <text:insertion>
            <office:change-info>
              <dc:creator>David Bosschaert</dc:creator>
              <dc:date>2019-01-31T12:18:15</dc:date>
            </office:change-info>
          </text:insertion>
        </text:changed-region>
        <text:changed-region xml:id="ct105553139532736" text:id="ct105553139532736">
          <text:deletion>
            <office:change-info>
              <dc:creator>David Bosschaert</dc:creator>
              <dc:date>2019-01-31T12:18:16</dc:date>
            </office:change-info>
            <text:p text:style-name="P1">C</text:p>
          </text:deletion>
        </text:changed-region>
        <text:changed-region xml:id="ct105553139533936" text:id="ct105553139533936">
          <text:deletion>
            <office:change-info>
              <dc:creator>David Bosschaert</dc:creator>
              <dc:date>2019-01-31T12:18:23</dc:date>
            </office:change-info>
            <text:p text:style-name="P1">re</text:p>
          </text:deletion>
        </text:changed-region>
        <text:changed-region xml:id="ct105553139572944" text:id="ct105553139572944">
          <text:insertion>
            <office:change-info>
              <dc:creator>David Bosschaert</dc:creator>
              <dc:date>2019-01-31T12:18:27</dc:date>
            </office:change-info>
          </text:insertion>
        </text:changed-region>
        <text:changed-region xml:id="ct105553139929312" text:id="ct105553139929312">
          <text:deletion>
            <office:change-info>
              <dc:creator>David Bosschaert</dc:creator>
              <dc:date>2019-01-31T12:18:27</dc:date>
            </office:change-info>
            <text:p text:style-name="P2">C</text:p>
          </text:deletion>
        </text:changed-region>
        <text:changed-region xml:id="ct105553140278416" text:id="ct105553140278416">
          <text:insertion>
            <office:change-info>
              <dc:creator>David Bosschaert</dc:creator>
              <dc:date>2019-01-31T12:18:45</dc:date>
            </office:change-info>
          </text:insertion>
        </text:changed-region>
        <text:changed-region xml:id="ct105553140025456" text:id="ct105553140025456">
          <text:insertion>
            <office:change-info>
              <dc:creator>David Bosschaert</dc:creator>
              <dc:date>2019-01-31T12:19:01</dc:date>
            </office:change-info>
          </text:insertion>
        </text:changed-region>
        <text:changed-region xml:id="ct105553139890720" text:id="ct105553139890720">
          <text:insertion>
            <office:change-info>
              <dc:creator>David Bosschaert</dc:creator>
              <dc:date>2019-01-31T12:19:27</dc:date>
            </office:change-info>
          </text:insertion>
        </text:changed-region>
        <text:changed-region xml:id="ct105553139984464" text:id="ct105553139984464">
          <text:insertion>
            <office:change-info>
              <dc:creator>David Bosschaert</dc:creator>
              <dc:date>2019-01-31T12:20:33</dc:date>
            </office:change-info>
          </text:insertion>
        </text:changed-region>
        <text:changed-region xml:id="ct105553139891920" text:id="ct105553139891920">
          <text:insertion>
            <office:change-info>
              <dc:creator>David Bosschaert</dc:creator>
              <dc:date>2019-01-31T12:21:06</dc:date>
            </office:change-info>
          </text:insertion>
        </text:changed-region>
        <text:changed-region xml:id="ct105553140077008" text:id="ct105553140077008">
          <text:deletion>
            <office:change-info>
              <dc:creator>David Bosschaert</dc:creator>
              <dc:date>2019-01-31T12:21:22</dc:date>
            </office:change-info>
            <text:p text:style-name="P3"><text:span text:style-name="T1">are</text:span></text:p>
          </text:deletion>
        </text:changed-region>
        <text:changed-region xml:id="ct105553140076768" text:id="ct105553140076768">
          <text:insertion>
            <office:change-info>
              <dc:creator>David Bosschaert</dc:creator>
              <dc:date>2019-01-31T12:21:22</dc:date>
            </office:change-info>
          </text:insertion>
        </text:changed-region>
        <text:changed-region xml:id="ct105553139984944" text:id="ct105553139984944">
          <text:insertion>
            <office:change-info>
              <dc:creator>David Bosschaert</dc:creator>
              <dc:date>2019-01-31T12:21:27</dc:date>
            </office:change-info>
          </text:insertion>
        </text:changed-region>
        <text:changed-region xml:id="ct105553139885440" text:id="ct105553139885440">
          <text:deletion>
            <office:change-info>
              <dc:creator>David Bosschaert</dc:creator>
              <dc:date>2019-01-31T12:21:26</dc:date>
            </office:change-info>
            <text:p text:style-name="P4"><text:span text:style-name="T2">a</text:span></text:p>
          </text:deletion>
        </text:changed-region>
        <text:changed-region xml:id="ct105553140078928" text:id="ct105553140078928">
          <text:deletion>
            <office:change-info>
              <dc:creator>David Bosschaert</dc:creator>
              <dc:date>2019-01-31T12:21:33</dc:date>
            </office:change-info>
            <text:p text:style-name="P4"><text:span text:style-name="T3">’</text:span></text:p>
          </text:deletion>
        </text:changed-region>
        <text:changed-region xml:id="ct105553140032416" text:id="ct105553140032416">
          <text:deletion>
            <office:change-info>
              <dc:creator>David Bosschaert</dc:creator>
              <dc:date>2019-01-31T12:21:45</dc:date>
            </office:change-info>
            <text:p text:style-name="P5"><text:span text:style-name="T4">take profit</text:span></text:p>
          </text:deletion>
        </text:changed-region>
        <text:changed-region xml:id="ct105553140033856" text:id="ct105553140033856">
          <text:insertion>
            <office:change-info>
              <dc:creator>David Bosschaert</dc:creator>
              <dc:date>2019-01-31T12:21:45</dc:date>
            </office:change-info>
          </text:insertion>
        </text:changed-region>
        <text:changed-region xml:id="ct105553139988544" text:id="ct105553139988544">
          <text:deletion>
            <office:change-info>
              <dc:creator>David Bosschaert</dc:creator>
              <dc:date>2019-01-31T12:22:02</dc:date>
            </office:change-info>
            <text:p text:style-name="P5"><text:span text:style-name="T4">get </text:span></text:p>
          </text:deletion>
        </text:changed-region>
        <text:changed-region xml:id="ct105553139932912" text:id="ct105553139932912">
          <text:insertion>
            <office:change-info>
              <dc:creator>David Bosschaert</dc:creator>
              <dc:date>2019-01-31T12:22:08</dc:date>
            </office:change-info>
          </text:insertion>
        </text:changed-region>
        <text:changed-region xml:id="ct105553140031696" text:id="ct105553140031696">
          <text:insertion>
            <office:change-info>
              <dc:creator>David Bosschaert</dc:creator>
              <dc:date>2019-01-31T12:22:18</dc:date>
            </office:change-info>
          </text:insertion>
        </text:changed-region>
        <text:changed-region xml:id="ct105553139587888" text:id="ct105553139587888">
          <text:deletion>
            <office:change-info>
              <dc:creator>David Bosschaert</dc:creator>
              <dc:date>2019-01-31T12:22:19</dc:date>
            </office:change-info>
            <text:p text:style-name="P6">s</text:p>
          </text:deletion>
        </text:changed-region>
        <text:changed-region xml:id="ct105553140056784" text:id="ct105553140056784">
          <text:insertion>
            <office:change-info>
              <dc:creator>David Bosschaert</dc:creator>
              <dc:date>2019-01-31T12:22:31</dc:date>
            </office:change-info>
          </text:insertion>
        </text:changed-region>
        <text:changed-region xml:id="ct105553139950496" text:id="ct105553139950496">
          <text:deletion>
            <office:change-info>
              <dc:creator>David Bosschaert</dc:creator>
              <dc:date>2019-01-31T12:23:19</dc:date>
            </office:change-info>
            <text:p text:style-name="P7"><text:span text:style-name="T5">a </text:span></text:p>
          </text:deletion>
        </text:changed-region>
        <text:changed-region xml:id="ct105553139363552" text:id="ct105553139363552">
          <text:insertion>
            <office:change-info>
              <dc:creator>David Bosschaert</dc:creator>
              <dc:date>2019-01-31T12:23:15</dc:date>
            </office:change-info>
          </text:insertion>
        </text:changed-region>
        <text:changed-region xml:id="ct105553140056304" text:id="ct105553140056304">
          <text:insertion>
            <office:change-info>
              <dc:creator>David Bosschaert</dc:creator>
              <dc:date>2019-01-31T12:24: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Document_20_Title"><text:user-defined style:data-style-name="N0" text:name="RFP Title">RFP-192-Messaging</text:user-defined></text:p>
      <text:p text:style-name="Document_20_Title"><text:span text:style-name="T45">Final<text:line-break/><text:line-break/></text:span><text:span text:style-name="T45"><text:page-count style:num-format="1">8</text:page-count></text:span><text:span text:style-name="T45"> Pages</text:span></text:p>
      <text:p text:style-name="P10">Abstract</text:p>
      <text:p text:style-name="P9">Asynchronous communication is an <text:span text:style-name="T60">important</text:span> factor in today's business applications. Especially in the IoT domain but also for distributed infrastructures the communication over publish/subscribe protocols are common mechanisms. <text:span text:style-name="T60">Whereas</text:span> the existing OSGi Event Admin specification already <text:span text:style-name="T60">describes</text:span> an asynchronous e<text:span text:style-name="T47">v</text:span>ent model within an OSGi framework, this RFP addresses the interaction of an OSGi environment with third-party communication protocols using a common interface.</text:p>
      <text:h text:style-name="P44" text:outline-level="1" text:restart-numbering="true" text:start-value="-1">Document Information</text:h>
      <text:h text:style-name="P4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2">0 <text:s/>Document Information<text:tab/>2</text:p>
          <text:p text:style-name="P40">0.1 <text:s/>Table of Contents<text:tab/>2</text:p>
          <text:p text:style-name="P40">0.2 <text:s/>Terminology and Document Conventions<text:tab/>3</text:p>
          <text:p text:style-name="P40">0.3 <text:s/>Revision History<text:tab/>3</text:p>
          <text:p text:style-name="P41">1 <text:s/>Introduction<text:tab/>3</text:p>
          <text:p text:style-name="P41">2 <text:s/>Application Domain<text:tab/>4</text:p>
          <text:p text:style-name="P40">2.1 <text:s/>Terminology + Abbreviations<text:tab/>4</text:p>
          <text:p text:style-name="P39">2.1.1 <text:s/>Message<text:tab/>5</text:p>
          <text:p text:style-name="P39">2.1.2 <text:s/>Channel<text:tab/>5</text:p>
          <text:p text:style-name="P39">2.1.3 <text:s/>Sender / Publisher<text:tab/>5</text:p>
          <text:p text:style-name="P39">2.1.4 <text:s/>Messaging RPC<text:tab/>5</text:p>
          <text:p text:style-name="P41">3 <text:s/>Problem Description<text:tab/>5</text:p>
          <text:p text:style-name="P41">4 <text:s/>Use Cases<text:tab/>6</text:p>
          <text:p text:style-name="P40">4.1 <text:s/>Message sending<text:tab/>6</text:p>
          <text:p text:style-name="P40">4.2 <text:s/>Receiving messages<text:tab/>6</text:p>
          <text:p text:style-name="P40">4.3 <text:s text:c="2"/>RPC over messaging<text:tab/>6</text:p>
          <text:p text:style-name="P40">4.4 <text:s text:c="2"/>Event Admin<text:tab/>6</text:p>
          <text:p text:style-name="P41">5 <text:s/>Requirements<text:tab/>6</text:p>
          <text:p text:style-name="P39">5.1.1 <text:s/>General<text:tab/>6</text:p>
          <text:p text:style-name="P39">5.1.2 <text:s/>Channels<text:tab/>7</text:p>
          <text:p text:style-name="P39">5.1.3 <text:s/>Messages<text:tab/>7</text:p>
          <text:p text:style-name="P39">5.1.4 <text:s/>Event Admin<text:tab/>7</text:p>
          <text:p text:style-name="P41">6 <text:s/>Document Support<text:tab/>8</text:p>
          <text:p text:style-name="P40">6.1 <text:s/>References<text:tab/>8</text:p>
          <text:p text:style-name="P40">6.2 <text:s/>Author’s Address<text:tab/>8</text:p>
          <text:p text:style-name="P40">6.3 <text:s/>End of Document<text:tab/>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oft-page-break/><text:span text:style-name="T46">Source code is shown in this typeface</text:span>.</text:p>
      <text:h text:style-name="Heading_20_2" text:outline-level="2">Revision History</text:h>
      <text:p text:style-name="P2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7">Revision</text:p>
            </table:table-cell>
            <table:table-cell table:style-name="Table1.A1" office:value-type="string">
              <text:p text:style-name="P37">Date</text:p>
            </table:table-cell>
            <table:table-cell table:style-name="Table1.C1" office:value-type="string">
              <text:p text:style-name="P37">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11">2<text:span text:style-name="T47">8</text:span>.<text:span text:style-name="T47">12</text:span>.2018</text:p>
          </table:table-cell>
          <table:table-cell table:style-name="Table1.C1" office:value-type="string">
            <text:p text:style-name="P85">Initial - <text:span text:style-name="T7">Mark Hoffmann</text:span></text:p>
          </table:table-cell>
        </table:table-row>
        <table:table-row table:style-name="Table1.2">
          <table:table-cell table:style-name="Table1.A3" office:value-type="string">
            <text:p text:style-name="P87"><text:change-start text:change-id="ct105553140062784"/>0.1<text:change-end text:change-id="ct105553140062784"/></text:p>
          </table:table-cell>
          <table:table-cell table:style-name="Table1.A3" office:value-type="string">
            <text:p text:style-name="P86"><text:change-start text:change-id="ct105553139953376"/>31.01.2019<text:change-end text:change-id="ct105553139953376"/></text:p>
          </table:table-cell>
          <table:table-cell table:style-name="Table1.C3" office:value-type="string">
            <text:p text:style-name="P86"><text:change-start text:change-id="ct105553140110256"/>David Bosschaert <text:change-end text:change-id="ct105553140110256"/><text:change-start text:change-id="ct105553139930752"/>– minor editorial changes and some comments<text:change-end text:change-id="ct105553139930752"/></text:p>
          </table:table-cell>
        </table:table-row>
      </table:table>
      <text:p text:style-name="Body"/>
      <text:h text:style-name="Heading_20_1" text:outline-level="1">Introduction</text:h>
      <text:p text:style-name="P14">In the past there <text:span text:style-name="T48">have already been </text:span>some efforts to bring asynchronous messaging into the OSGi <text:span text:style-name="T48">framework</text:span>. <text:span text:style-name="T48">There was the Distributed Eventing RFC-214 and the MQTT Adapter RFC-229. In addition to that there are further available specification like </text:span>OSGi RSA, Promises and PushStreams, that <text:span text:style-name="T48">focus on remote events, a</text:span>synchronous processing <text:span text:style-name="T48">and</text:span> <text:span text:style-name="T48">reactive </text:span>event handling. <text:span text:style-name="T50">Promises and PushStreams are optimal partners to deal with the asynchronous programming model, that comes with the messaging pattern.</text:span></text:p>
      <text:p text:style-name="P14">Especially <text:span text:style-name="T48">because of the growing popularity of the IoT domain,</text:span> it is important to enable OSGi to be connected with the IoT world. </text:p>
      <text:p text:style-name="P1">Beside<text:change-start text:change-id="ct105553139578224"/><text:span text:style-name="T66">s</text:span><text:change-end text:change-id="ct105553139578224"/> that, protocols like AMQP, the Kafka Protocol or JMS are also heavily used in back-end infrastructures. <text:s/>This RF<text:change-start text:change-id="ct105553139888800"/><text:span text:style-name="T66">P</text:span><text:change-end text:change-id="ct105553139888800"/><text:change text:change-id="ct105553139532736"/> tries to <text:change text:change-id="ct105553139533936"/>address this use-cases again, in respect to the existing supporting specifications. <text:span text:style-name="T49">For a seamless use of OSGi as well in IoT infrastructures and cloud-infrastructures, it is important to provide an easy to use and also seamless integration of different communication protocols in OSGi. </text:span></text:p>
      <text:p text:style-name="P2">With the Event Admin specification, there is already an ease to use approach, for in-framework events. Distributed events often needs additional configuration parameters like quality of service, time-to-live or event strategies that needs to be published to. So this RF<text:change-start text:change-id="ct105553139572944"/><text:span text:style-name="T66">P</text:span><text:change-end text:change-id="ct105553139572944"/><text:change text:change-id="ct105553139929312"/> is seen for standalone use but also as an extension to the Event Admin to provide the possibility for a Remote Event Admin. </text:p>
      <text:h text:style-name="Heading_20_1" text:outline-level="1"><text:soft-page-break/>Application Domain</text:h>
      <text:p text:style-name="P79"><text:span text:style-name="T13">M</text:span><text:span text:style-name="T4">essaging is a pattern to reliably transport messages over a </text:span><text:span text:style-name="T21">inherent</text:span><text:span text:style-name="T4"> unreliable network </text:span><text:span text:style-name="T21">from a produce to one or more receivers</text:span><text:span text:style-name="T4">. </text:span><text:span text:style-name="T21">The process is to move messages from one system to another or many. The messaging system uses channels to do that. Because it is never clear, if the network is available or the receiver system, it is the task of the messaging system to handle that. </text:span></text:p>
      <text:p text:style-name="P29"><text:span text:style-name="T21">T</text:span><text:span text:style-name="T4">here are also different concepts in moving messages:</text:span></text:p>
      <text:list xml:id="list4059350609" text:style-name="L3">
        <text:list-item>
          <text:p text:style-name="P64"><text:span text:style-name="T22"><office:annotation office:name="__Annotation__2463_2434718519"><dc:creator>David Bosschaert</dc:creator><dc:date>2019-01-31T12:18:45.718250240</dc:date><loext:sender-initials>DB</loext:sender-initials><text:p text:style-name="P88"><text:span text:style-name="T68">Maybe ‘Fire and Forget’ ?</text:span></text:p></office:annotation></text:span><text:span text:style-name="T22">Send and Forget</text:span><text:change-start text:change-id="ct105553140278416"/><office:annotation-end office:name="__Annotation__2463_2434718519"/><text:change-end text:change-id="ct105553140278416"/><text:span text:style-name="T22"> – Waits to successful send </text:span></text:p>
        </text:list-item>
        <text:list-item>
          <text:p text:style-name="P65"><text:span text:style-name="T4"><office:annotation office:name="__Annotation__2464_2434718519"><dc:creator>David Bosschaert</dc:creator><dc:date>2019-01-31T12:19:01.519010560</dc:date><loext:sender-initials>DB</loext:sender-initials><text:p text:style-name="P88"><text:span text:style-name="T68">Maybe ‘Store and Forward’ ?</text:span></text:p></office:annotation></text:span><text:span text:style-name="T4">Send and Forward</text:span><text:change-start text:change-id="ct105553140025456"/><office:annotation-end office:name="__Annotation__2464_2434718519"/><text:change-end text:change-id="ct105553140025456"/><text:span text:style-name="T4"> – Waits to successful receive</text:span></text:p>
        </text:list-item>
      </text:list>
      <text:p text:style-name="P17">Using the ”Send and Forget” concept, the sender, will not know, if the message was received, whereas with “Send and Forward” this receive information is known to the sender. </text:p>
      <text:p text:style-name="P18">There are also some differences in the messaging <office:annotation office:name="__Annotation__2465_2434718519"><dc:creator>David Bosschaert</dc:creator><dc:date>2019-01-31T12:19:27.954084401</dc:date><loext:sender-initials>DB</loext:sender-initials><text:p text:style-name="P88"><text:span text:style-name="T68">Should we mention: </text:span></text:p><text:p text:style-name="P88"><text:span text:style-name="T68">* ack channel</text:span></text:p><text:p text:style-name="P88"><text:span text:style-name="T68">* management or monitoring channel</text:span></text:p><text:p text:style-name="P88"><text:span text:style-name="T68">* response / back channel</text:span></text:p><text:p text:style-name="P88"><text:span text:style-name="T68">?</text:span></text:p></office:annotation>channel types<text:change-start text:change-id="ct105553139890720"/><office:annotation-end office:name="__Annotation__2465_2434718519"/><text:change-end text:change-id="ct105553139890720"/>, that are common:</text:p>
      <text:list xml:id="list944698921" text:style-name="L4">
        <text:list-item>
          <text:p text:style-name="P56">Point-to-point</text:p>
        </text:list-item>
        <text:list-item>
          <text:p text:style-name="P56">Publish-Subscribe</text:p>
        </text:list-item>
        <text:list-item>
          <text:p text:style-name="P56">Guaranteed delivery</text:p>
        </text:list-item>
        <text:list-item>
          <text:p text:style-name="P56">Invalid message</text:p>
        </text:list-item>
        <text:list-item>
          <text:p text:style-name="P56">Dead-letter</text:p>
        </text:list-item>
      </text:list>
      <text:p text:style-name="P18">These channel types are <text:span text:style-name="T51">used to deal with certain use-cases like RPC over messaging or a quality of service. The last is heavily used in MQTT.</text:span></text:p>
      <text:p text:style-name="P19">Another important fact is the structure of the messages. They usually consist of a header and body. The body contains the payload that is an array of bytes. The header provides additional properties for the message. There are some common properties that are used for handling RPC, sequencing/ordering of messages, time-synchronization, filtering and others. <text:span text:style-name="T1">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20">Messaging in general induces a<text:span text:style-name="T60">n </text:span>asynchronous programming model. Therefor<text:change-start text:change-id="ct105553139984464"/><text:span text:style-name="T66">e</text:span><text:change-end text:change-id="ct105553139984464"/> <text:span text:style-name="T53">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rminology + Abbreviations </text:h>
      <text:p text:style-name="Body"/>
      <text:h text:style-name="P50" text:outline-level="3"><text:soft-page-break/>Message</text:h>
      <text:p text:style-name="P21">A message is a data structure that hold<text:span text:style-name="T60">s</text:span> the payload and additional meta-information about the content.</text:p>
      <text:h text:style-name="P50" text:outline-level="3">Channel</text:h>
      <text:p text:style-name="P30">Channels are <text:span text:style-name="T52">queues. Theses are </text:span>paths to connect programs <text:span text:style-name="T52">and interchange the messages. They are concurrently accessible, so many senders can write to them </text:span><text:span text:style-name="T52"><office:annotation office:name="__Annotation__2466_2434718519"><dc:creator>David Bosschaert</dc:creator><dc:date>2019-01-31T12:21:06.558124440</dc:date><loext:sender-initials>DB</loext:sender-initials><text:p text:style-name="P88"><text:span text:style-name="T68">???</text:span></text:p></office:annotation></text:span><text:span text:style-name="T52">and receiver from channels with different threads</text:span><text:change-start text:change-id="ct105553139891920"/><office:annotation-end office:name="__Annotation__2466_2434718519"/><text:change-end text:change-id="ct105553139891920"/><text:span text:style-name="T52">.</text:span></text:p>
      <text:h text:style-name="P50" text:outline-level="3">Sender / Publisher</text:h>
      <text:p text:style-name="P30">A sender writes a message into a channel. Depending on the concepts, described above, the sender waits for the receive acknowledge <text:span text:style-name="T60">of</text:span> the receiver/s or just for a successful submit. </text:p>
      <text:h text:style-name="P51" text:outline-level="3"><text:span text:style-name="T62">Receiver</text:span> / <text:span text:style-name="T62">Subscriber</text:span></text:h>
      <text:p text:style-name="P31">A <text:span text:style-name="T62">receiver reads from a</text:span> channel. </text:p>
      <text:h text:style-name="P53" text:outline-level="3">Messaging RPC </text:h>
      <text:p text:style-name="P32">Remote procedure calls over messaging. Sending a request and receiving a request are two separate <text:span text:style-name="T60">atomic</text:span> operations. <text:span text:style-name="T60">Thus</text:span> waiting for a response is not a blocking operation, like in ordinary RPC operations.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Problem Description</text:h>
      <text:p text:style-name="P3"><text:span text:style-name="T1">The OSGi Alliance already has a successful specification for messaging within an OSGi framework. The EventAdmin specification </text:span><text:change text:change-id="ct105553140077008"/><text:change-start text:change-id="ct105553140076768"/><text:span text:style-name="T1">is</text:span><text:change-end text:change-id="ct105553140076768"/><text:span text:style-name="T1"> well defined and widely used. The same is for the RSA specification that provides a good ground for synchronous calls. Also asynchronous remote services are supported in the RSA.</text:span></text:p>
      <text:p text:style-name="P22"><text:span text:style-name="T4">In the domains of IoT </text:span><text:span text:style-name="T23">there are standardized protocols to connect remote devices and submit data over a broker based messaging system from remote clients. But also in cloud-based infrastructures</text:span><text:span text:style-name="T4">, messaging systems are </text:span><text:span text:style-name="T23">often used for de-coupling of services or functions. </text:span></text:p>
      <text:p text:style-name="P23"><text:span text:style-name="T4">To interact with such systems the implementer has to deal with messaging inherent conditions and use-cases, that are currently not covered, by existing specifications. </text:span><text:span text:style-name="T2">With OSGi Promises and the PushStream specification there are already major parts available to deal with an asynchronous programming model. This is a requirement when using messaging. </text:span></text:p>
      <text:p text:style-name="P4"><text:span text:style-name="T2">The missing p</text:span><text:change-start text:change-id="ct105553139984944"/><text:span text:style-name="T28">i</text:span><text:change-end text:change-id="ct105553139984944"/><text:span text:style-name="T2">e</text:span><text:change text:change-id="ct105553139885440"/><text:span text:style-name="T2">ce is a harmonized way to send, receive </text:span><text:span text:style-name="T24">data</text:span><text:span text:style-name="T2"> that support the corresponding </text:span><text:span text:style-name="T24">messaging </text:span><text:span text:style-name="T2">pattern concept</text:span><text:span text:style-name="T14">. </text:span><text:span text:style-name="T3">Consuming and producing data using common protocol</text:span><text:change text:change-id="ct105553140078928"/><text:span text:style-name="T3">s like AMQP </text:span><text:span text:style-name="T27">or</text:span><text:span text:style-name="T3"> MQTT using OSGi services, would </text:span><text:span text:style-name="T26">integrate an OSGi application into more systems.</text:span></text:p>
      <text:p text:style-name="P5"><text:soft-page-break/><text:span text:style-name="T26">A</text:span><text:span text:style-name="T4">lso other specifications could </text:span><text:change text:change-id="ct105553140032416"/><text:change-start text:change-id="ct105553140033856"/><text:span text:style-name="T28">benefit</text:span><text:change-end text:change-id="ct105553140033856"/><text:span text:style-name="T4"> from </text:span><text:span text:style-name="T31">this</text:span><text:span text:style-name="T4"> RFP. So it could be possible to easily get an RSA implementation for message when using this common way. It could also be possible to </text:span><text:change text:change-id="ct105553139988544"/><text:span text:style-name="T4">provide a remote Event Admin.</text:span></text:p>
      <text:h text:style-name="Heading_20_1" text:outline-level="1">Use Cases</text:h>
      <text:h text:style-name="P46" text:outline-level="2"><text:span text:style-name="T30">M</text:span>essage sending</text:h>
      <text:p text:style-name="P6">A publisher want<text:change-start text:change-id="ct105553139932912"/><text:span text:style-name="T66">s</text:span><text:change-end text:change-id="ct105553139932912"/> to send single messages as well as consume messages as <text:span text:style-name="T61">a s</text:span>tream, that are provided from another PushStream. It is necessary to provide the possibility to submit additional context information for this channel or sending process. </text:p>
      <text:p text:style-name="P25">It should be possible to register a PushStream consumer as a service, that then is used by the corresponding messaging whiteboard. This is useful especially for send-and-forget messages. </text:p>
      <text:h text:style-name="P46" text:outline-level="2"><text:span text:style-name="T39">R</text:span>eceiving messages</text:h>
      <text:p text:style-name="P6">A<text:span text:style-name="T61">s a</text:span> recipient I want to receive messages <text:change-start text:change-id="ct105553140031696"/><text:span text:style-name="T67">from </text:span><text:change-end text:change-id="ct105553140031696"/>a<text:change text:change-id="ct105553139587888"/> PushStream. I also want to get informed about connection errors of the channel. As receiver I want to have the possibility to get context/meta-information from the message.</text:p>
      <text:p text:style-name="P25">It should be possible to directly inject a PushStream as service for a messaging configuration for a pre-defined channel.</text:p>
      <text:p text:style-name="Body"><text:span text:style-name="T40">RPC over messaging</text:span></text:p>
      <text:p text:style-name="P6">I want to use RPC calls over messaging, as far as the implementation supports this intent. As I don’t <text:span text:style-name="T5">necessarily</text:span> want to take care about a correlation and eventually generation of a return-location for the response. </text:p>
      <text:p text:style-name="P25">The implementation should take care about the use-case when an endpoint acts as RPC caller (publish and subscribe) as well as when the current endpoint acts a RPC call receiver (publish on subscribe). Both are expected to be in an asynchronous way.</text:p>
      <text:h text:style-name="P49" text:outline-level="2">Acknowledge Filtering</text:h>
      <text:p text:style-name="P34"><text:span text:style-name="T63">The send-and-forget principle, in many implementation</text:span><text:change-start text:change-id="ct105553140056784"/><text:span text:style-name="T63">s</text:span><text:change-end text:change-id="ct105553140056784"/><text:span text:style-name="T63">, uses an auto-acknowledge, which acknowledges a message after it was sent. This increases the throughput of a system, but is considered as unsafe. Because of that, </text:span>it may be <text:span text:style-name="T64">necessary</text:span>, that messages needs to be acknowledged or rejected <text:span text:style-name="T63">manually</text:span>. It is expected that there are various implementations to handle this in its protocols <text:span text:style-name="T64">and clients</text:span>. </text:p>
      <text:h text:style-name="P47" text:outline-level="2">Event Admin</text:h>
      <text:p text:style-name="P33">It should be possible to connect an OSGi Event Admin with a channel, to send or receive Event Admin Events. <text:s/><text:span text:style-name="T59">For that a topic-to-channel mapping could be defined</text:span></text:p>
      <text:h text:style-name="Heading_20_1" text:outline-level="1"><text:soft-page-break/>Requirements</text:h>
      <text:h text:style-name="P52" text:outline-level="3">General</text:h>
      <text:list xml:id="list4150086202" text:style-name="L5">
        <text:list-item>
          <text:p text:style-name="P66">MSG010 – The solution MUST be technology and protocol independent. </text:p>
        </text:list-item>
        <text:list-item>
          <text:p text:style-name="P66">MSG020 – The solution MUST support peer-to-peer as well as broker based messaging systems</text:p>
        </text:list-item>
        <text:list-item>
          <text:p text:style-name="P66">MSG030 – The solution MUST be configurable (address-space, timeouts)</text:p>
        </text:list-item>
        <text:list-item>
          <text:p text:style-name="P69">MSG050 – The solution <text:span text:style-name="T55">MUST</text:span> announce their capabilities/intents to service consumers</text:p>
        </text:list-item>
        <text:list-item>
          <text:p text:style-name="P69">MSG060 – The solution MUST provide information about registered channels, driver connection states</text:p>
        </text:list-item>
        <text:list-item>
          <text:p text:style-name="P69">MSG070 – The solution MUST support the asynchronous programming model</text:p>
        </text:list-item>
      </text:list>
      <text:h text:style-name="P52" text:outline-level="3">Channels</text:h>
      <text:list xml:id="list3683910854" text:style-name="L1">
        <text:list-item>
          <text:p text:style-name="P59"><text:span text:style-name="T42">MSG10</text:span>0 – It <text:span text:style-name="T41">MUST</text:span> be possible to <text:span text:style-name="T42">send asynchronous messages to remote recipients.</text:span></text:p>
        </text:list-item>
        <text:list-item>
          <text:p text:style-name="P59"><text:span text:style-name="T42">MSG120 – The solution MUST support the point-to-point channel type</text:span></text:p>
        </text:list-item>
        <text:list-item>
          <text:p text:style-name="P62">MSG130 – The solution MUST support the publish-subscribe channel type</text:p>
        </text:list-item>
        <text:list-item>
          <text:p text:style-name="P59"><text:span text:style-name="T42">MSG140 – The solution MUST support guaranteed delivery / quality of service</text:span></text:p>
        </text:list-item>
        <text:list-item>
          <text:p text:style-name="P67">MSG<text:span text:style-name="T57">15</text:span>0 – The solution MUST support send-and-forget and send-and-forward semantics</text:p>
        </text:list-item>
        <text:list-item>
          <text:p text:style-name="P70">MSG160 – The <text:span text:style-name="T55">solution SHOULD support RPC over messaging, if possible. For that the solution MUST act as caller (publish and subscribe) as well as RPC receiver (subscribe on publish)</text:span></text:p>
        </text:list-item>
        <text:list-item>
          <text:p text:style-name="P73">MSG170 – The solution SHOULD support filter semantics like exchange / routing-key and wildcards for channels</text:p>
        </text:list-item>
        <text:list-item>
          <text:p text:style-name="P70">MSG1<text:span text:style-name="T62">8</text:span>0 – The <text:span text:style-name="T5">solution MAY define a last-will message handling, when the channel was disconnected from participants</text:span></text:p>
        </text:list-item>
        <text:list-item>
          <text:p text:style-name="P70"><text:span text:style-name="T5">MSG1</text:span><text:span text:style-name="T35">9</text:span><text:span text:style-name="T5">0 – The solution MAY provide </text:span><text:change text:change-id="ct105553139950496"/><text:span text:style-name="T5">reconnect</text:span><text:change-start text:change-id="ct105553139363552"/><text:span text:style-name="T36">ion</text:span><text:change-end text:change-id="ct105553139363552"/><text:span text:style-name="T5"> handling, when a channel was disconnected from participants</text:span></text:p>
        </text:list-item>
      </text:list>
      <text:p text:style-name="P82"><text:span text:style-name="T41">Messages</text:span></text:p>
      <text:list xml:id="list1737829190" text:style-name="L6">
        <text:list-item>
          <text:p text:style-name="P68">MSG<text:span text:style-name="T57">20</text:span>0 – <office:annotation office:name="__Annotation__2559_2434718519"><dc:creator>David Bosschaert</dc:creator><dc:date>2019-01-31T12:24:03.215971730</dc:date><loext:sender-initials>DB</loext:sender-initials><text:p text:style-name="P88"><text:span text:style-name="T68">I think implementations should be allowed to do this, although we might specify a portable protocol.</text:span></text:p></office:annotation>Message<text:span text:style-name="T58">s bodie</text:span>s MUST be sent i<text:span text:style-name="T56">n a programming language and protocol agnostic way</text:span><text:change-start text:change-id="ct105553140056304"/><office:annotation-end office:name="__Annotation__2559_2434718519"/><text:change-end text:change-id="ct105553140056304"/><text:span text:style-name="T56">. So messages MUST NOT be restricted to a certain content-format</text:span></text:p>
        </text:list-item>
        <text:list-item>
          <text:p text:style-name="P74">MSG210 – It MAY be possible to support additional message sequencing <text:span text:style-name="T34">and correlation</text:span></text:p>
        </text:list-item>
        <text:list-item>
          <text:p text:style-name="P71"><text:span text:style-name="T34">M</text:span><text:span text:style-name="T5">SG220 – The solution MAY define a content encoding</text:span></text:p>
        </text:list-item>
        <text:list-item>
          <text:p text:style-name="P75"><text:soft-page-break/>MSG230 – The solution MAY support message time-to-live information</text:p>
        </text:list-item>
        <text:list-item>
          <text:p text:style-name="P76">MSG240 – The solution MAY support <text:span text:style-name="T65">manual </text:span>acknowledge/reject support for messages</text:p>
        </text:list-item>
      </text:list>
      <text:h text:style-name="P54" text:outline-level="3">Event Admin</text:h>
      <text:list xml:id="list2128367393" text:style-name="L2">
        <text:list-item>
          <text:p text:style-name="P63">MSG300 – The solution SHOULD provide a bridge from a channel to Event Admin topics, <text:span text:style-name="T59">to send or receive events</text:span></text:p>
        </text:list-item>
      </text:list>
      <text:h text:style-name="Heading_20_1" text:outline-level="1">Document Support</text:h>
      <text:h text:style-name="Heading_20_2" text:outline-level="2">References</text:h>
      <text:list xml:id="list1069039689" text:style-name="WW8Num3">
        <text:list-item>
          <text:p text:style-name="Definition_20_Term"><text:bookmark-start text:name="_Ref493020620"/><text:span text:style-name="T43">Enterprise Integration Pattern: Designing, Building, and Deploying Messaging Solutions. Gregor Hohpe, Bobby Woolf. ISBN 0-133-06510-7</text:span>.<text:bookmark-end text:name="_Ref493020620"/></text:p>
          <text:p text:style-name="P43"><text:a xlink:type="simple" xlink:href="http://felix.apache.org/site/apache-felix-file-install.html" text:style-name="Internet_20_link" text:visited-style-name="Visited_20_Internet_20_Link"/></text:p>
        </text:list-item>
      </text:list>
      <text:p text:style-name="P3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6">Name</text:p>
          </table:table-cell>
          <table:table-cell table:style-name="Table2.B1" office:value-type="string">
            <text:p text:style-name="P35"><text:span text:style-name="T56">Mark</text:span> <text:span text:style-name="T56">Hoffmann</text:span></text:p>
          </table:table-cell>
        </table:table-row>
        <table:table-row table:style-name="Table2.1">
          <table:table-cell table:style-name="Table2.A1" office:value-type="string">
            <text:p text:style-name="P36">Company</text:p>
          </table:table-cell>
          <table:table-cell table:style-name="Table2.B1" office:value-type="string">
            <text:p text:style-name="P35">Data In Motion Consulting GmbH</text:p>
          </table:table-cell>
        </table:table-row>
        <table:table-row table:style-name="Table2.1">
          <table:table-cell table:style-name="Table2.A1" office:value-type="string">
            <text:p text:style-name="P36">Address</text:p>
          </table:table-cell>
          <table:table-cell table:style-name="Table2.B1" office:value-type="string">
            <text:p text:style-name="P35">Kahlaische Str. 4, 07743 Jena, Germany</text:p>
          </table:table-cell>
        </table:table-row>
        <table:table-row table:style-name="Table2.1">
          <table:table-cell table:style-name="Table2.A1" office:value-type="string">
            <text:p text:style-name="P36">Voice</text:p>
          </table:table-cell>
          <table:table-cell table:style-name="Table2.B1" office:value-type="string">
            <text:p text:style-name="P36">+<text:span text:style-name="T44">49 175 7012201</text:span></text:p>
          </table:table-cell>
        </table:table-row>
        <table:table-row table:style-name="Table2.1">
          <table:table-cell table:style-name="Table2.A1" office:value-type="string">
            <text:p text:style-name="P13">e-mail</text:p>
          </table:table-cell>
          <table:table-cell table:style-name="Table2.B1" office:value-type="string">
            <text:p text:style-name="P12"><text:span text:style-name="T56">m.hoffmann</text:span>@data-in-motion.biz</text:p>
          </table:table-cell>
        </table:table-row>
        <table:table-row table:style-name="Table2.1">
          <table:table-cell table:style-name="Table2.A6" office:value-type="string">
            <text:p text:style-name="P13"/>
          </table:table-cell>
          <table:table-cell table:style-name="Table2.B6" office:value-type="string">
            <text:p text:style-name="P13"/>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0231D6ACC263EE0A.png" xlink:type="simple" xlink:show="embed" xlink:actuate="onLoad" loext:mime-type="image/png"/></draw:frame><text:tab/><text:user-defined style:data-style-name="N0" text:name="RFP Title">RFP-192-Messaging</text:user-defined><text:tab/>Page <text:page-number text:select-page="current">3</text:page-number><text:s/>of <text:page-count style:num-format="1">8</text:page-count></text:p>
        <text:p text:style-name="Header"/>
        <text:p text:style-name="Header"><text:tab/>Draft<text:tab/><text:modification-date style:data-style-name="N76">January 31, 2019</text:modification-date></text:p>
      </style:header>
      <style:footer>
        <text:p text:style-name="Footer">Copyright © <text:user-defined style:data-style-name="N0" text:name="Company">OSGi Alliance</text:user-defined><text:s text:c="2"/><text:modification-date style:data-style-name="N11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1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MacOSX_X86_64 LibreOffice_project/9d0f32d1f0b509096fd65e0d4bec26ddd1938fd3</meta:generator>
    <meta:creation-date>2014-11-24T08:46:41</meta:creation-date>
    <meta:editing-cycles>85</meta:editing-cycles>
    <meta:editing-duration>P1DT23H27M1S</meta:editing-duration>
    <meta:initial-creator>Peter Kriens</meta:initial-creator>
    <dc:date>2019-01-31T12:25:08.881417174</dc:date>
    <dc:creator>David Bosschaert</dc:creator>
    <meta:document-statistic meta:table-count="2" meta:image-count="2" meta:object-count="0" meta:page-count="8" meta:paragraph-count="144" meta:word-count="1904" meta:character-count="12283" meta:non-whitespace-character-count="10502"/>
    <meta:user-defined meta:name="Company">OSGi Alliance</meta:user-defined>
    <meta:user-defined meta:name="Info 3"/>
    <meta:user-defined meta:name="Info 4"/>
    <meta:user-defined meta:name="RFP Title">RFP-192-Messaging</meta:user-defined>
  </office:meta>
</office:document-meta>
</file>